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ans" officeooo:paragraph-rsid="001ff8ac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8pt" fo:font-weight="bold" officeooo:paragraph-rsid="001ff8ac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6pt" fo:font-weight="bold" officeooo:paragraph-rsid="001ff8ac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end" style:justify-single-word="false"/>
      <style:text-properties style:font-name="Liberation Sans" fo:font-size="12pt" officeooo:paragraph-rsid="001ff8ac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rsid="0018b6b0" officeooo:paragraph-rsid="001ff8ac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paragraph-rsid="001ff8ac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2e0d4" officeooo:paragraph-rsid="001ff8ac" style:font-size-asian="12pt" style:font-size-complex="12pt"/>
    </style:style>
    <style:style style:name="P8" style:family="paragraph" style:parent-style-name="Preformatted_20_Text" style:list-style-name="L1">
      <style:text-properties style:font-name="Liberation Sans" fo:font-size="12pt" officeooo:rsid="0024d42c" officeooo:paragraph-rsid="0024d42c" style:font-size-asian="12pt" style:font-size-complex="12pt"/>
    </style:style>
    <style:style style:name="P9" style:family="paragraph" style:parent-style-name="Preformatted_20_Text">
      <style:text-properties style:font-name="Liberation Sans" fo:font-size="12pt" fo:font-weight="bold" officeooo:rsid="0018b6b0" officeooo:paragraph-rsid="001ff8ac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fo:font-weight="bold" officeooo:paragraph-rsid="001ff8ac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fo:font-weight="normal" officeooo:rsid="0026667d" officeooo:paragraph-rsid="0026667d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ans" officeooo:paragraph-rsid="001ff8ac"/>
    </style:style>
    <style:style style:name="P13" style:family="paragraph" style:parent-style-name="Preformatted_20_Text">
      <style:text-properties style:font-name="Liberation Sans" officeooo:paragraph-rsid="0021ccee"/>
    </style:style>
    <style:style style:name="P14" style:family="paragraph" style:parent-style-name="Preformatted_20_Text">
      <style:text-properties style:font-name="Liberation Sans" officeooo:paragraph-rsid="0024872e"/>
    </style:style>
    <style:style style:name="P15" style:family="paragraph" style:parent-style-name="Preformatted_20_Text">
      <style:text-properties style:text-position="0% 100%" style:font-name="Liberation Sans" fo:font-size="12pt" fo:font-weight="normal" officeooo:rsid="001a7dff" officeooo:paragraph-rsid="001ff8ac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3">
      <style:text-properties style:text-position="0% 100%" style:font-name="Liberation Sans" fo:font-size="12pt" fo:font-weight="normal" officeooo:rsid="0026667d" officeooo:paragraph-rsid="0026667d" style:font-size-asian="12pt" style:font-weight-asian="normal" style:font-size-complex="12pt" style:font-weight-complex="normal"/>
    </style:style>
    <style:style style:name="P17" style:family="paragraph" style:parent-style-name="Preformatted_20_Text" style:list-style-name="L1">
      <style:text-properties officeooo:paragraph-rsid="0024d42c"/>
    </style:style>
    <style:style style:name="P18" style:family="paragraph" style:parent-style-name="Preformatted_20_Text" style:list-style-name="L1">
      <style:text-properties officeooo:rsid="0024d42c" officeooo:paragraph-rsid="0024d42c"/>
    </style:style>
    <style:style style:name="P19" style:family="paragraph" style:parent-style-name="Preformatted_20_Text">
      <style:text-properties officeooo:rsid="0024d42c" officeooo:paragraph-rsid="0024d42c"/>
    </style:style>
    <style:style style:name="P20" style:family="paragraph" style:parent-style-name="Preformatted_20_Text" style:list-style-name="L4">
      <style:text-properties officeooo:rsid="0026667d" officeooo:paragraph-rsid="0026667d"/>
    </style:style>
    <style:style style:name="T1" style:family="text">
      <style:text-properties fo:font-size="12pt" officeooo:rsid="001ff8ac" style:font-size-asian="12pt" style:font-size-complex="12pt"/>
    </style:style>
    <style:style style:name="T2" style:family="text">
      <style:text-properties fo:font-size="12pt" officeooo:rsid="0020ec9a" style:font-size-asian="12pt" style:font-size-complex="12pt"/>
    </style:style>
    <style:style style:name="T3" style:family="text">
      <style:text-properties fo:font-size="12pt" officeooo:rsid="0021ccee" style:font-size-asian="12pt" style:font-size-complex="12pt"/>
    </style:style>
    <style:style style:name="T4" style:family="text">
      <style:text-properties fo:font-size="12pt" officeooo:rsid="0023c2c3" style:font-size-asian="12pt" style:font-size-complex="12pt"/>
    </style:style>
    <style:style style:name="T5" style:family="text">
      <style:text-properties fo:font-size="12pt" officeooo:rsid="0024872e" style:font-size-asian="12pt" style:font-size-complex="12pt"/>
    </style:style>
    <style:style style:name="T6" style:family="text">
      <style:text-properties fo:font-size="12pt" fo:font-weight="normal" officeooo:rsid="0022e0d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4872e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4d42c" style:font-size-asian="12pt" style:font-weight-asian="normal" style:font-size-complex="12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officeooo:rsid="001ff8ac"/>
    </style:style>
    <style:style style:name="T13" style:family="text">
      <style:text-properties style:font-name="Liberation Sans" fo:font-size="12pt" style:font-size-asian="12pt" style:font-size-complex="12pt"/>
    </style:style>
    <style:style style:name="T14" style:family="text">
      <style:text-properties style:font-name="Liberation Sans" fo:font-size="12pt" officeooo:rsid="0024d42c" style:font-size-asian="12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er Graphics</text:p>
      <text:p text:style-name="P2"/>
      <text:p text:style-name="P2">Minor Project</text:p>
      <text:p text:style-name="P3"/>
      <text:p text:style-name="P3">Project Title:<text:span text:style-name="T12"> Networking using Graphics</text:span></text:p>
      <text:p text:style-name="P12"/>
      <text:p text:style-name="P4">Mounika Mukkamalla - 160001036</text:p>
      <text:p text:style-name="P4">Neha Nagendra - 160001042</text:p>
      <text:p text:style-name="P6"/>
      <text:p text:style-name="P12"/>
      <text:p text:style-name="P10">Description:</text:p>
      <text:p text:style-name="P12"><text:tab/></text:p>
      <text:p text:style-name="P14"><text:tab/><text:span text:style-name="T1">We are going to design a networ</text:span><text:span text:style-name="T2">king system in which we show connection between two countries across the world </text:span><text:span text:style-name="T5">along with the path to reach from source to destination</text:span><text:span text:style-name="T2">. </text:span><text:span text:style-name="T5">So, in detail, f</text:span><text:span text:style-name="T6">irst, We show a global view of the data packet transfer from source to destination. </text:span><text:span text:style-name="T8">This includes data packet transfer from source to router 1, router1 to router 2 and finally to destination.</text:span><text:span text:style-name="T6"> Then, a closer view</text:span><text:span text:style-name="T7">(router to router connection) </text:span><text:span text:style-name="T8">where data is transfered from one router’s buffer to other.</text:span></text:p>
      <text:p text:style-name="P13"><text:span text:style-name="T3"><text:tab/>So, in our project, we use the concepts of Computer Graphics, i.e, 3D viewing, moving objects(data transfer from </text:span><text:span text:style-name="T4">source to destination</text:span><text:span text:style-name="T3">), Texture, keyboard usage, 3D geometric transformations( zooming in, zooming out, etc...), Text, Color, Shading( to get a professional view), animations.</text:span></text:p>
      <text:p text:style-name="P6"/>
      <text:p text:style-name="P6">Implementing these will require heavy use of openGL libraries. <text:s/></text:p>
      <text:p text:style-name="P7"/>
      <text:p text:style-name="P6"/>
      <text:p text:style-name="P9">Requirements:</text:p>
      <text:p text:style-name="P5"/>
      <text:list xml:id="list820073399" text:style-name="L1">
        <text:list-item>
          <text:p text:style-name="P17"><text:span text:style-name="T14">A global map of network – A source, destination, intermediate routers popped up and a path connecting source to destination.</text:span></text:p>
          <text:list>
            <text:list-item>
              <text:p text:style-name="P8">Here we can view this in 3D(camera movement)</text:p>
            </text:list-item>
            <text:list-item>
              <text:p text:style-name="P8">We can zoom in to each router to router connection(3D geometric transformation).</text:p>
            </text:list-item>
            <text:list-item>
              <text:p text:style-name="P8">Object movement(showing data transfer in the form of arrows)</text:p>
            </text:list-item>
            <text:list-item>
              <text:p text:style-name="P8">Keyboard usage( to start and stop data transfer)</text:p>
            </text:list-item>
          </text:list>
        </text:list-item>
        <text:list-item>
          <text:p text:style-name="P17"><text:span text:style-name="T14"><text:s/>A closer look into the connection – Two routers, a carrier( like a train or some object which shows data transfer from router to router), data packets( can be shown as a cuboid).</text:span></text:p>
          <text:list>
            <text:list-item>
              <text:p text:style-name="P18"><text:span text:style-name="T13">3D view</text:span></text:p>
            </text:list-item>
            <text:list-item>
              <text:p text:style-name="P18"><text:span text:style-name="T13">Object movement(data transfer)</text:span></text:p>
            </text:list-item>
          </text:list>
        </text:list-item>
      </text:list>
      <text:list xml:id="list4155831538" text:style-name="L4">
        <text:list-item>
          <text:p text:style-name="P20"><text:span text:style-name="T13">Remaining texture, color, text, shading, animations are the basic requirements.</text:span></text:p>
        </text:list-item>
      </text:list>
      <text:p text:style-name="P19"><text:span text:style-name="T13"/></text:p>
      <text:p text:style-name="P6"/>
      <text:p text:style-name="P9">Timeline:</text:p>
      <text:p text:style-name="P9"/>
      <text:list xml:id="list420717954" text:style-name="L3">
        <text:list-item>
          <text:p text:style-name="P16">Global view (only 3D camera movement) - 5<text:span text:style-name="T9">th</text:span> March </text:p>
        </text:list-item>
        <text:list-item>
          <text:p text:style-name="P16">Closer look with remaining part of global view - 26<text:span text:style-name="T9">th</text:span> March</text:p>
        </text:list-item>
        <text:list-item>
          <text:p text:style-name="P16">Integration (getting closer look on zooming) - 2<text:span text:style-name="T9">nd</text:span> April</text:p>
        </text:list-item>
        <text:list-item>
          <text:p text:style-name="P16">Testing and debugging - 9<text:span text:style-name="T9">th</text:span> April</text:p>
        </text:list-item>
      </text:list>
      <text:p text:style-name="P15"/>
      <text:p text:style-name="P11"><text:span text:style-name="T11">Topic taken from: </text:span><text:span text:style-name="T10">Quora suggestion.</text:span></text:p>
      <text:p text:style-name="P5"><text:soft-page-break/></text:p>
      <text:p text:style-name="P12"><text:tab/></text:p>
      <text:p text:style-name="P12"><text:tab/>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23:05.047857924</meta:creation-date>
    <dc:date>2019-02-26T16:57:11.427251866</dc:date>
    <meta:editing-duration>PT1M51S</meta:editing-duration>
    <meta:editing-cycles>1</meta:editing-cycles>
    <meta:document-statistic meta:table-count="0" meta:image-count="0" meta:object-count="0" meta:page-count="2" meta:paragraph-count="28" meta:word-count="308" meta:character-count="1896" meta:non-whitespace-character-count="1615"/>
    <meta:generator>LibreOffice/6.0.7.3$Linux_X86_64 LibreOffice_project/00m0$Build-3</meta:generator>
  </office:meta>
</office:document-meta>
</file>